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Book Antiqua" svg:font-family="'Book Antiqua'"/>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0pt" fo:font-style="italic" style:font-size-asian="10pt" style:font-style-asian="italic" style:font-size-complex="10pt" style:font-style-complex="italic"/>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 New Roma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es from meeting 4:</text:p>
      <text:p text:style-name="Standard"/>
      <text:p text:style-name="Standard">Date:<text:tab/>28<text:span text:style-name="T1">th</text:span> June 2016</text:p>
      <text:p text:style-name="Standard">Time:<text:tab/>13:00</text:p>
      <text:p text:style-name="Standard">Place:<text:tab/>3<text:span text:style-name="T1">rd</text:span> Floor Waterfront</text:p>
      <text:p text:style-name="Standard"/>
      <text:p text:style-name="Standard">Attendees: M Smuts,K Birak, D Fryer</text:p>
      <text:p text:style-name="Standard">Apologies:V Dia</text:p>
      <text:p text:style-name="Standard"/>
      <text:p text:style-name="P1">Project Brain: Design a player experience that enhances learning and measure its effect.</text:p>
      <text:p text:style-name="Standard"/>
      <text:p text:style-name="Standard">Purpose of the meeting was to discuss the scope of the project, the detail of information needed and the likelihood of seeing a measurable effect. We also needed to discuss some of the inherent challenges of VR for example: labels.</text:p>
      <text:p text:style-name="Standard"/>
      <text:p text:style-name="P1">The Agreed Game Theme</text:p>
      <text:p text:style-name="Standard">Initially, to ensure that the game theme was acceptable, we discussed the reasoning behind Dr Frankenstein s castle. </text:p>
      <text:p text:style-name="Standard"/>
      <text:p text:style-name="P1">Subject Detail</text:p>
      <text:p text:style-name="Standard">During our initial meetings the games designers did not have a clear understanding of the subject matter. Now that we have had some time to research it, we needed to know how detailed the subject matter should be in the game.</text:p>
      <text:p text:style-name="Standard"/>
      <text:p text:style-name="Standard">Kulbir explained that placing the sections of the brain into their respective positions will not be detailed enough. He would like more engagement with the functions each area is responsible for. </text:p>
      <text:p text:style-name="Standard"/>
      <text:p text:style-name="Standard">He would also like us to include some differentiation of the brain based on the types of neurons present for example: the clusters of high density <text:span text:style-name="T3">myelin sheaths, and the activity of the neuron for example: the action potential and repeated action potentails.</text:span></text:p>
      <text:p text:style-name="Standard"/>
      <text:p text:style-name="Standard"><text:span text:style-name="T2">Labels</text:span></text:p>
      <text:p text:style-name="Standard">There was a discussion about the need to the items selected to be identified. However in VR labelling items “breaks the dream” and can look odd. Kulbir suggested an option where the player can switch to “spy” mode and see the labels on items. This sounds like it may work. MS to investigate and ensure it will be deliverable with the resources we have.</text:p>
      <text:p text:style-name="Standard"/>
      <text:p text:style-name="P1">Validity</text:p>
      <text:p text:style-name="P3">We discussed the pilot, the sample sizes, the population make up, the ability to get extra information about the participants, ethics etc. It is clear that we cannot hope for any experimental validity, but we can hope to get indicators and / or ideas for future research.</text:p>
      <text:p text:style-name="P3"/>
      <text:p text:style-name="P1">Actions</text:p>
      <text:p text:style-name="Standard"/>
      <text:p text:style-name="Standard">Next Meeting TBC (VD &amp; MS to agree on grey box and discuss in next meeting).</text:p>
      <text:p text:style-name="Standard">We will need clearance from Rob Kurta before proceeding.</text:p>
      <text:p text:style-name="Standard"/>
      <text:p text:style-name="Standard"/>
      <text:p text:style-name="P1">Rough time line: </text:p>
      <text:p text:style-name="Standard">August 2016<text:tab/><text:tab/><text:tab/> Grey box discussion lead by VD and MS.</text:p>
      <text:p text:style-name="Standard"/>
      <text:p text:style-name="Standard"/>
      <text:p text:style-name="Standard"><text:soft-page-break/>October 2016<text:tab/><text:tab/><text:tab/>ethics clearance by Kulbir</text:p>
      <text:p text:style-name="Standard">February March 2017<text:tab/><text:tab/>lecture delivery (Product Delivery)</text:p>
      <text:p text:style-name="Standard"/>
      <text:p text:style-name="P2">Errors and Omissions – please let me k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Book Antiqua" svg:font-family="'Book Antiqua'"/>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meta:initial-creator>
    <meta:creation-date>2016-05-02T11:45:29.10</meta:creation-date>
    <dc:date>2016-07-05T16:57:05.77</dc:date>
    <dc:creator>Mike </dc:creator>
    <meta:editing-duration>PT7H33M</meta:editing-duration>
    <meta:editing-cycles>17</meta:editing-cycles>
    <meta:generator>OpenOffice/4.1.2$Win32 OpenOffice.org_project/412m3$Build-9782</meta:generator>
    <meta:document-statistic meta:table-count="0" meta:image-count="0" meta:object-count="0" meta:page-count="2" meta:paragraph-count="26" meta:word-count="387" meta:character-count="2264"/>
  </office:meta>
</office:document-meta>
</file>